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693068233981354158"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52755923062304920"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56609990863264006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1241959957952647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5243262974216365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6930598126629203189"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22856076159401523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39841308130190914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2405054" text:continue-list="list722856076159401523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3856569999545631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38812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37690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2390151"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2392300"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400114"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656236084234302611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7597598890875348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70188429181918968"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389245"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50830453734318923"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27596288617203011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561600066920003102" text:style-name="L15">
        <text:list-item>
          <text:list>
            <text:list-header>
              <text:p text:style-name="P170">1.5 miles averaging about 9:40/mile and rest 1 min</text:p>
            </text:list-header>
          </text:list>
        </text:list-item>
      </text:list>
      <text:p text:style-name="P23">1 mile in 8:26 and rest 2 min</text:p>
      <text:list xml:id="list480224366919167372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258040165257420032"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398979"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24997960813923618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9677891080289656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73181489414531679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2379602" text:continue-list="list5996778910802896569" text:style-name="L19">
        <text:list-item>
          <text:list>
            <text:list-header>
              <text:p text:style-name="P174">(Pace*HR)=1240</text:p>
            </text:list-header>
          </text:list>
        </text:list-item>
      </text:list>
      <text:list xml:id="list42374014" text:continue-list="list7249979608139236185" text:style-name="L18">
        <text:list-item>
          <text:list>
            <text:list-header>
              <text:p text:style-name="P173">2 miles at 10:46/mile Ave HR= 121 bpm and rest a few minutes</text:p>
            </text:list-header>
          </text:list>
        </text:list-item>
      </text:list>
      <text:list xml:id="list42373794" text:continue-list="list4237960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237809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33914407564657913"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55940904615984561"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08830348975526128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767056070873769963"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1913839778249602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52656682496682108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2381540"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388006"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877108885646136074"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20026296876559016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10"><text:span text:style-name="T2"/></text:p>
      <text:p text:style-name="P10"><text:span text:style-name="T2">Sat Jan 28, 2023 </text:span>no running</text:p>
      <text:p text:style-name="P10"><text:span text:style-name="T2"/></text:p>
      <text:p text:style-name="P10"><text:span text:style-name="T2">Sun Jan 29, 2023 </text:span>no running</text:p>
      <text:p text:style-name="P10"><text:span text:style-name="T2"/></text:p>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003535590467433750" text:style-name="L29">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30T22:13:59.77</dc:date>
    <dc:creator>James Lombardi</dc:creator>
    <meta:editing-duration>P18DT23H43M50S</meta:editing-duration>
    <meta:editing-cycles>1475</meta:editing-cycles>
    <meta:generator>OpenOffice/4.1.2$Win32 OpenOffice.org_project/412m3$Build-9782</meta:generator>
    <meta:document-statistic meta:table-count="0" meta:image-count="9" meta:object-count="0" meta:page-count="155" meta:paragraph-count="4418" meta:word-count="48281" meta:character-count="248126"/>
  </office:meta>
</office:document-meta>
</file>